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nifont1" svg:font-family="unifon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paragraph-rsid="000f55da"/>
    </style:style>
    <style:style style:name="P2" style:family="paragraph" style:parent-style-name="Standard">
      <style:text-properties officeooo:rsid="000f55da" officeooo:paragraph-rsid="000f55da"/>
    </style:style>
    <style:style style:name="P3" style:family="paragraph" style:parent-style-name="Standard">
      <style:text-properties style:font-name="Times New Roman" officeooo:rsid="000f55da" officeooo:paragraph-rsid="000f55da" style:font-name-asian="AR PL KaitiM GB" style:font-name-complex="unifont"/>
    </style:style>
    <style:style style:name="P4" style:family="paragraph" style:parent-style-name="Standard">
      <style:paragraph-properties fo:text-align="center" style:justify-single-word="false">
        <style:tab-stops>
          <style:tab-stop style:position="2.9098in"/>
        </style:tab-stops>
      </style:paragraph-properties>
      <style:text-properties style:font-name="Times New Roman" officeooo:rsid="000f55da" officeooo:paragraph-rsid="000f55da" style:font-name-asian="AR PL KaitiM GB" style:font-name-complex="unifont"/>
    </style:style>
    <style:style style:name="P5" style:family="paragraph" style:parent-style-name="Standard">
      <style:paragraph-properties fo:text-align="center" style:justify-single-word="false"/>
      <style:text-properties style:font-name="Times New Roman" officeooo:rsid="000f55da" officeooo:paragraph-rsid="000f55da" style:font-name-asian="AR PL KaitiM GB" style:font-name-complex="unifont"/>
    </style:style>
    <style:style style:name="P6" style:family="paragraph" style:parent-style-name="Standard">
      <style:text-properties style:font-name="Times New Roman1" officeooo:rsid="000f55da" officeooo:paragraph-rsid="000f55da" style:font-name-asian="Times New Roman1" style:font-name-complex="Times New Roman1"/>
    </style:style>
    <style:style style:name="P7" style:family="paragraph" style:parent-style-name="Standard">
      <style:paragraph-properties fo:text-align="center" style:justify-single-word="false"/>
      <style:text-properties style:font-name="Times New Roman1" officeooo:rsid="000f55da" officeooo:paragraph-rsid="000f55da" style:font-name-asian="Times New Roman1" style:font-name-complex="Times New Roman1"/>
    </style:style>
    <style:style style:name="P8" style:family="paragraph" style:parent-style-name="Question">
      <style:text-properties style:font-name="Times New Roman1" officeooo:rsid="000f55da" style:font-name-asian="Times New Roman1" style:font-name-complex="Times New Roman1"/>
    </style:style>
    <style:style style:name="P9" style:family="paragraph" style:parent-style-name="Heading_20_3">
      <style:text-properties style:font-name="Times New Roman1" officeooo:rsid="000f55da" style:font-name-asian="Times New Roman1" style:font-name-complex="Times New Roman1"/>
    </style:style>
    <style:style style:name="P10" style:family="paragraph" style:parent-style-name="Heading_20_1">
      <style:text-properties officeooo:rsid="000f55da"/>
    </style:style>
    <style:style style:name="T1" style:family="text">
      <style:text-properties officeooo:rsid="000f55da"/>
    </style:style>
    <style:style style:name="T2" style:family="text">
      <style:text-properties style:font-name="Times New Roman1" officeooo:rsid="000f55da" style:font-name-asian="Times New Roman1" style:font-name-complex="Times New Roman1"/>
    </style:style>
    <style:style style:name="T3" style:family="text">
      <style:text-properties style:font-name="Times New Roman1" officeooo:rsid="0010cda3" style:font-name-asian="Times New Roman1" style:font-name-complex="Times New Roman1"/>
    </style:style>
    <style:style style:name="T4" style:family="text">
      <style:text-properties style:font-name="Times New Roman1" officeooo:rsid="00110f63" style:font-name-asian="Times New Roman1" style:font-name-complex="Times New Roman1"/>
    </style:style>
    <style:style style:name="T5" style:family="text">
      <style:text-properties style:font-name="Times New Roman1" fo:font-style="italic" officeooo:rsid="000f55da" style:font-name-asian="Times New Roman1" style:font-style-asian="italic" style:font-name-complex="Times New Roman1" style:font-style-complex="italic"/>
    </style:style>
    <style:style style:name="T6" style:family="text">
      <style:text-properties style:font-name="Times New Roman" officeooo:rsid="000f55da" style:font-name-asian="AR PL KaitiM GB" style:font-name-complex="unifont"/>
    </style:style>
    <style:style style:name="T7" style:family="text">
      <style:text-properties style:font-name="Times New Roman" officeooo:rsid="0011b19c" style:font-name-asian="AR PL KaitiM GB" style:font-name-complex="unifont"/>
    </style:style>
    <style:style style:name="T8" style:family="text">
      <style:text-properties style:font-name="Times New Roman" fo:font-style="italic" officeooo:rsid="000f55da" style:font-name-asian="AR PL KaitiM GB" style:font-style-asian="italic" style:font-name-complex="unifont" style:font-style-complex="italic"/>
    </style:style>
    <style:style style:name="T9" style:family="text">
      <style:text-properties style:text-position="super 58%" style:font-name="Times New Roman" officeooo:rsid="000f55da" style:font-name-asian="AR PL KaitiM GB" style:font-name-complex="unifont"/>
    </style:style>
    <style:style style:name="T10" style:family="text">
      <style:text-properties style:text-position="sub 58%" style:font-name="Times New Roman" fo:font-style="italic" officeooo:rsid="000f55da" style:font-name-asian="AR PL KaitiM GB" style:font-style-asian="italic" style:font-name-complex="unifont" style:font-style-complex="italic"/>
    </style:style>
    <style:style style:name="T11" style:family="text">
      <style:text-properties style:text-position="sub 58%" style:font-name="Times New Roman1" fo:font-style="italic" officeooo:rsid="000f55da" style:font-name-asian="Times New Roman1" style:font-style-asian="italic" style:font-name-complex="Times New Roman1" style:font-style-complex="itali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roject 6.1 </text:h>
      <text:p text:style-name="P2"/>
      <text:p text:style-name="P2">In this project you will empirically study the sums of random variables and demonstrate the Central Limit theorem. Specifically, you will write computer code to generate Gaussian random variables based on the Central Limit Theorem using uniform and exponential random variables. You will then plot the density (distribution) function of these Gaussian random variables. Also, by successively convolving the Bernoulli and exponential density functions, you will observe that the result density function has the shape of a Gaussian density.</text:p>
      <text:p text:style-name="P2"/>
      <text:p text:style-name="Question"><text:span text:style-name="T1">1.<text:tab/></text:span><text:bookmark-start text:name="__DdeLink__238_1865175707"/><text:span text:style-name="T1">Generate six sequences of uniform random variables (length </text:span><text:span text:style-name="T2">≈</text:span><text:span text:style-name="T6"> 10,000) in the range [</text:span><text:span text:style-name="T7">-</text:span><text:span text:style-name="T6">0.5, 0.5].</text:span><text:bookmark-end text:name="__DdeLink__238_1865175707"/><text:span text:style-name="T6"> Each element in the </text:span><text:span text:style-name="T8">i</text:span><text:span text:style-name="T9">th</text:span><text:span text:style-name="T6"> sequence can be considered to be one realization of the random variable X</text:span><text:span text:style-name="T10">i</text:span><text:span text:style-name="T6"> for </text:span><text:span text:style-name="T8">i</text:span><text:span text:style-name="T6"> = 1,2,...,6. Note that these six uniform random variables are independent and identically distributed, Compute new random variables as follows:</text:span></text:p>
      <text:p text:style-name="P3"/>
      <text:p text:style-name="P4"><draw:frame draw:style-name="fr1" draw:name="Object1" text:anchor-type="as-char" svg:y="-0.2807in" svg:width="0.7917in" svg:height="0.4484in" draw:z-index="0"><draw:object xlink:href="./Object 1" xlink:type="simple" xlink:show="embed" xlink:actuate="onLoad"/><draw:image xlink:href="./ObjectReplacements/Object 1" xlink:type="simple" xlink:show="embed" xlink:actuate="onLoad"/></draw:frame></text:p>
      <text:p text:style-name="P3"/>
      <text:p text:style-name="P5"><draw:frame draw:style-name="fr1" draw:name="Object2" text:anchor-type="as-char" svg:y="-0.1484in" svg:width="3.1465in" svg:height="0.2091in" draw:z-index="1"><draw:object xlink:href="./Object 2" xlink:type="simple" xlink:show="embed" xlink:actuate="onLoad"/><draw:image xlink:href="./ObjectReplacements/Object 2" xlink:type="simple" xlink:show="embed" xlink:actuate="onLoad"/></draw:frame></text:p>
      <text:p text:style-name="P3"/>
      <text:p text:style-name="Question"><text:span text:style-name="T6"><text:tab/>This results in two new sequences, the elements of which can be thought of as </text:span><text:span text:style-name="T2">≈ 10,000 separate realizations of the random variables </text:span><text:span text:style-name="T5">Y</text:span><text:span text:style-name="T11">1</text:span><text:span text:style-name="T2"> and </text:span><text:span text:style-name="T5">Y</text:span><text:span text:style-name="T11">2</text:span><text:span text:style-name="T2">.</text:span></text:p>
      <text:p text:style-name="P8"/>
      <text:p text:style-name="Question"><text:span text:style-name="T2">(a)<text:tab/>Experimentally </text:span><text:span text:style-name="T3">determine</text:span><text:span text:style-name="T2"> the PDF and CDF of </text:span><text:span text:style-name="T5">Y</text:span><text:span text:style-name="T11">1</text:span><text:span text:style-name="T2"> and </text:span><text:span text:style-name="T5">Y</text:span><text:span text:style-name="T11">2</text:span><text:span text:style-name="T2"> by developing a normalized </text:span><text:span text:style-name="T3">histogram</text:span><text:span text:style-name="T2"> and integrating. (it is </text:span><text:span text:style-name="T3">recommend</text:span><text:span text:style-name="T2"> that you use about 20 to 30 intervals or “bins” for this work.)</text:span></text:p>
      <text:p text:style-name="Question"><text:span text:style-name="T2">(b)<text:tab/>Estimate the mean and variance of </text:span><text:span text:style-name="T5">Y</text:span><text:span text:style-name="T11">1</text:span><text:span text:style-name="T2"> and </text:span><text:span text:style-name="T5">Y</text:span><text:span text:style-name="T11">2</text:span><text:span text:style-name="T2"> and compare the </text:span><text:span text:style-name="T3">estimated</text:span><text:span text:style-name="T2"> values to those from theoretical calculations.</text:span></text:p>
      <text:p text:style-name="Question"><text:span text:style-name="T2">(c)<text:tab/>Plot the </text:span><text:span text:style-name="T3">estimated</text:span><text:span text:style-name="T2"> PDF and CDF of </text:span><text:span text:style-name="T5">Y</text:span><text:span text:style-name="T11">1</text:span><text:span text:style-name="T2"> and </text:span><text:span text:style-name="T5">Y</text:span><text:span text:style-name="T11">2</text:span><text:span text:style-name="T2"> and compare their shapes to those of the Gaussian. Do this by plotting a Gaussian curve of the correct mean and variance on top of your PDF result.</text:span></text:p>
      <text:p text:style-name="P6"/>
      <text:p text:style-name="Question"><text:span text:style-name="T2">2.<text:tab/>Generate 20 sequences of IID exponential random variables </text:span><text:span text:style-name="T5">X</text:span><text:span text:style-name="T11">i</text:span><text:span text:style-name="T2"> using parameter λ = 0.5i for the ith sequence. Obtain a new random variable Y as follows.</text:span></text:p>
      <text:p text:style-name="P6"/>
      <text:p text:style-name="P7"><draw:frame draw:style-name="fr1" draw:name="Object3" text:anchor-type="as-char" svg:y="-0.2807in" svg:width="0.7917in" svg:height="0.4484in" draw:z-index="2"><draw:object xlink:href="./Object 3" xlink:type="simple" xlink:show="embed" xlink:actuate="onLoad"/><draw:image xlink:href="./ObjectReplacements/Object 3" xlink:type="simple" xlink:show="embed" xlink:actuate="onLoad"/><svg:desc>formula</svg:desc></draw:frame></text:p>
      <text:p text:style-name="P8"><text:tab/>(Note that if you have 10,000 realizations of Xi in the ith sequence, you will have 10,000 realizations of the random variable Y.)</text:p>
      <text:p text:style-name="P6"/>
      <text:p text:style-name="Question"><text:span text:style-name="T2">(a)<text:tab/>Experimentally </text:span><text:span text:style-name="T4">determine</text:span><text:span text:style-name="T2"> the PDF and CDF for Y.</text:span></text:p>
      <text:p text:style-name="Question"><text:span text:style-name="T2">(b)<text:tab/></text:span><text:span text:style-name="T4">Compute</text:span><text:span text:style-name="T2"> the theoretical mean and variance for Y.</text:span></text:p>
      <text:p text:style-name="P8">(c)<text:tab/>Plot the PDF and CDF and compare their shapes to those of the Gaussian.</text:p>
      <text:p text:style-name="P6"/>
      <text:p text:style-name="P1"><text:span text:style-name="T2">3. Successively </text:span><text:span text:style-name="T3">convolve</text:span><text:span text:style-name="T2"> 50 Bernoulli PMFs (not the random variables). Choose </text:span><text:span text:style-name="T5">p</text:span><text:span text:style-name="T2"> = 0.8 for all of the PMFs. Plot and compare the shape (only the shape) of the result to that of the Gaussian PDF. What is the theoretical mean and standard </text:span><text:span text:style-name="T3">deviation</text:span><text:span text:style-name="T2"> of a sum of 50 Bernoulli random variables? How does it compare to what you see in the plot.</text:span></text:p>
      <text:p text:style-name="P6"/>
      <text:h text:style-name="P9" text:outline-level="3"><text:soft-page-break/>MATLAB programming notes</text:h>
      <text:p text:style-name="P6"/>
      <text:p text:style-name="P6">The MATLAB functions “mean” and “std” can be used in steps 1(b) and 2(b) to estimate mean and variance. The function “pdfcdf” from the software package can be used for Step 1(a); the function “expon” can be used fro Step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unifont1" svg:font-family="unifon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unifon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unifont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unifon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estion" style:family="paragraph" style:parent-style-name="Standard">
      <style:paragraph-properties fo:margin-left="0.2in" fo:margin-right="0.2in" fo:text-align="justify" style:justify-single-word="false" fo:text-indent="-0.2in" style:auto-text-indent="false">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iuiji </meta:initial-creator>
    <meta:creation-date>2014-04-16T17:57:48</meta:creation-date>
    <dc:date>2014-04-23T18:16:11</dc:date>
    <dc:creator>Reiuiji </dc:creator>
    <meta:editing-duration>PT12M33S</meta:editing-duration>
    <meta:editing-cycles>3</meta:editing-cycles>
    <meta:generator>LibreOffice/4.0.4.2$Linux_X86_64 LibreOffice_project/400m0$Build-2</meta:generator>
    <meta:document-statistic meta:table-count="0" meta:image-count="0" meta:object-count="3" meta:page-count="2" meta:paragraph-count="18" meta:word-count="446" meta:character-count="2593" meta:non-whitespace-character-count="2159"/>
  </office:meta>
</office:document-meta>
</file>

<file path=Object 1/content.xml><?xml version="1.0" encoding="utf-8"?>
<math xmlns="http://www.w3.org/1998/Math/MathML">
  <semantics>
    <mrow>
      <mrow>
        <msub>
          <mi>Y</mi>
          <mn>1</mn>
        </msub>
        <mo stretchy="false">=</mo>
        <mrow>
          <munderover>
            <mo stretchy="false">∑</mo>
            <mrow>
              <mi>i</mi>
              <mo stretchy="false">=</mo>
              <mn>1</mn>
            </mrow>
            <mn>6</mn>
          </munderover>
          <msub>
            <mi>X</mi>
            <mi>i</mi>
          </msub>
        </mrow>
      </mrow>
    </mrow>
    <annotation encoding="StarMath 5.0">Y_1 = sum from i=1 to 6 X_i</annotation>
  </semantics>
</math>
</file>

<file path=Object 2/content.xml><?xml version="1.0" encoding="utf-8"?>
<math xmlns="http://www.w3.org/1998/Math/MathML">
  <semantics>
    <mrow>
      <mrow>
        <msub>
          <mi>Y</mi>
          <mn>2</mn>
        </msub>
        <mo stretchy="false">=</mo>
        <mrow>
          <mrow>
            <mrow>
              <msub>
                <mi>X</mi>
                <mn>1</mn>
              </msub>
              <mo stretchy="false">+</mo>
              <msub>
                <mn>0.5X</mn>
                <mn>2</mn>
              </msub>
            </mrow>
            <mo stretchy="false">+</mo>
            <msub>
              <mn>0.8X</mn>
              <mn>3</mn>
            </msub>
          </mrow>
          <mo stretchy="false">+</mo>
          <mn>1.8</mn>
        </mrow>
      </mrow>
      <mrow>
        <mrow>
          <msub>
            <mi>X</mi>
            <mn>4</mn>
          </msub>
          <mo stretchy="false">+</mo>
          <msub>
            <mn>0.3X</mn>
            <mn>5</mn>
          </msub>
        </mrow>
        <mo stretchy="false">+</mo>
        <msub>
          <mn>0.5X</mn>
          <mn>6</mn>
        </msub>
      </mrow>
    </mrow>
    <annotation encoding="StarMath 5.0">Y_2 = X_1 +0.5X_2 +0.8X_3 + 1.8 X_4 + 0.3X_5 + 0.5X_6</annotation>
  </semantics>
</math>
</file>

<file path=Object 3/content.xml><?xml version="1.0" encoding="utf-8"?>
<math xmlns="http://www.w3.org/1998/Math/MathML">
  <semantics>
    <mrow>
      <mrow>
        <msub>
          <mi>Y</mi>
          <mn>1</mn>
        </msub>
        <mo stretchy="false">=</mo>
        <mrow>
          <munderover>
            <mo stretchy="false">∑</mo>
            <mrow>
              <mi>i</mi>
              <mo stretchy="false">=</mo>
              <mn>1</mn>
            </mrow>
            <mn>20</mn>
          </munderover>
          <msub>
            <mi>X</mi>
            <mi>i</mi>
          </msub>
        </mrow>
      </mrow>
    </mrow>
    <annotation encoding="StarMath 5.0">Y_1 = sum from i=1 to 20 X_i</annotation>
  </semantics>
</math>
</file>